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400000044AAFDD99E.png" manifest:media-type="image/png"/>
  <manifest:file-entry manifest:full-path="Pictures/10000A0D0000072A0000072A762BBE1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.1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.894cm"/>
    </style:style>
    <style:style style:name="pr3" style:family="presentation" style:parent-style-name="Padrão-subtitle">
      <style:graphic-properties draw:fill-color="#ffffff" fo:min-height="8.524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1.928cm"/>
    </style:style>
    <style:style style:name="pr7" style:family="presentation" style:parent-style-name="Padrão-notes">
      <style:graphic-properties draw:fill-color="#ffffff" fo:min-height="13.364cm"/>
    </style:style>
    <style:style style:name="pr8" style:family="presentation" style:parent-style-name="Padrão-title">
      <style:graphic-properties fo:min-height="9.3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8pt" fo:font-weight="normal" style:font-size-asian="38pt" style:font-weight-asian="normal" style:font-size-complex="38pt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10 Pitch1" fo:font-size="22pt" style:font-size-asian="22pt" style:font-size-complex="2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ederal University of Alagoas (UFAL)</presentation:footer-decl>
      <presentation:date-time-decl presentation:name="dtd1" presentation:source="fixed">André Lage Freitas</presentation:date-time-decl>
      <draw:page draw:name="page1" draw:style-name="dp1" draw:master-page-name="Padrã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799cm" svg:height="3.506cm" svg:x="0.8cm" svg:y="1.537cm" presentation:class="title" presentation:user-transformed="true">
          <draw:text-box>
            <text:p><text:span text:style-name="T1">Meta Presentation</text:span><text:span text:style-name="T1"><text:line-break/></text:span><text:span text:style-name="T2">Template and Tips for a Ten-minute Talk</text:span></text:p>
          </draw:text-box>
        </draw:frame>
        <draw:g>
          <draw:frame presentation:style-name="pr2" draw:text-style-name="P2" draw:layer="layout" svg:width="14.64cm" svg:height="1.894cm" svg:x="6.76cm" svg:y="6.906cm">
            <draw:text-box>
              <text:p><text:span text:style-name="T3">Lecturer: Prof. André Lage Freitas</text:span></text:p>
              <text:p><text:span text:style-name="T4">andre.lage (a) ic.ufal.br</text:span></text:p>
            </draw:text-box>
          </draw:frame>
        </draw:g>
        <draw:g>
          <draw:frame draw:style-name="gr1" draw:text-style-name="P4" draw:layer="layout" svg:width="26.684cm" svg:height="1.414cm" svg:x="1.12cm" svg:y="20cm">
            <draw:text-box>
              <text:p text:style-name="P3"><text:span text:style-name="T5">André Lage Freitas. Licensed under Creative Commons: <text:s/></text:span><text:span text:style-name="T5"><text:a xlink:href="http://creativecommons.org/licenses/by-nc-sa/3.0/" xlink:type="simple">http://creativecommons.org/licenses/by-nc-sa/3.0/</text:a></text:span></text:p>
            </draw:text-box>
          </draw:frame>
          <draw:frame draw:style-name="gr2" draw:text-style-name="P5" draw:layer="layout" svg:width="0.763cm" svg:height="0.8cm" svg:x="0.7cm" svg:y="20.015cm">
            <draw:image xlink:href="Pictures/10000A0D0000072A0000072A762BBE17.svg" xlink:type="simple" xlink:show="embed" xlink:actuate="onLoad">
              <text:p/>
            </draw:image>
            <draw:image xlink:href="Pictures/100002010000004400000044AAFDD99E.png" xlink:type="simple" xlink:show="embed" xlink:actuate="onLoad"/>
          </draw:frame>
        </draw:g>
        <draw:frame presentation:style-name="pr3" draw:text-style-name="P6" draw:layer="layout" svg:width="24.639cm" svg:height="8.524cm" svg:x="1.401cm" svg:y="10.839cm">
          <draw:text-box>
            <text:p><text:span text:style-name="T6">Maceió, Brazil</text:span></text:p>
            <text:p><text:span text:style-name="T6">September 15, 2015</text:span></text:p>
            <text:p><text:span text:style-name="T7"/></text:p>
            <text:p><text:span text:style-name="T8"/></text:p>
            <text:p><text:span text:style-name="T8"/></text:p>
            <text:p><text:span text:style-name="T7"/></text:p>
            <text:p><text:span text:style-name="T9">Research Group in Distributed Systems - GSD</text:span></text:p>
            <text:p><text:span text:style-name="T9">Laboratório de Computação Científica e Análise Numérica - LaCCAN</text:span></text:p>
            <text:p><text:span text:style-name="T9">Computing Institute</text:span></text:p>
            <text:p><text:span text:style-name="T9">Federal University of Alagoa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Contribu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roblem context</text:p>
              </text:list-item>
              <text:list-item>
                <text:p>Example: </text:p>
                <text:list>
                  <text:list-item>
                    <text:p>Distributed systems → scalability → decentralized approach → peer-to-peer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Filling the gap: the motivation</text:p>
                <text:list>
                  <text:list-item>
                    <text:p>What have motivated you to propose your approach?</text:p>
                  </text:list-item>
                  <text:list-item>
                    <text:p>Compare to related work</text:p>
                  </text:list-item>
                </text:list>
              </text:list-item>
              <text:list-item>
                <text:p>Example: </text:p>
                <text:list>
                  <text:list-item>
                    <text:p>Current peer-to-peer protocols do not scale in heterogeneous net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ibution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Introduce you proposal</text:p>
                <text:list>
                  <text:list-item>
                    <text:p>Ex.: a scalable protocol for heterogeneous network</text:p>
                  </text:list-item>
                </text:list>
              </text:list-item>
              <text:list-item>
                <text:p>Then explain your approa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ibution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(META: it is a 10min talk, so try to distributed the slides as done here:</text:p>
                <text:list>
                  <text:list-item>
                    <text:p>Introduction: 1-3 slides</text:p>
                  </text:list-item>
                  <text:list-item>
                    <text:p>Contribution: 4-5 slides</text:p>
                  </text:list-item>
                  <text:list-item>
                    <text:p>Conclusion: 1-2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ibution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ibution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Repeat what you have done in few words</text:p>
                <text:list>
                  <text:list-item>
                    <text:p>Ex.: We proposed a scalable peer-to-peer protocols for heterogeneous networks</text:p>
                  </text:list-item>
                </text:list>
              </text:list-item>
              <text:list-item>
                <text:p>Emphasize the results</text:p>
                <text:list>
                  <text:list-item>
                    <text:p>Advantages → where/when your approach should be used</text:p>
                  </text:list-item>
                  <text:list-item>
                    <text:p>Disadvantages → where/when your approach should NOT be used</text:p>
                  </text:list-item>
                </text:list>
              </text:list-item>
              <text:list-item>
                <text:p>Say what have to be done as future works</text:p>
                <text:list>
                  <text:list-item>
                    <text:p>Weak points of your work goes here</text:p>
                  </text:list-item>
                  <text:list-item>
                    <text:p>Give some hints on how future work can/should be addre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9.363cm" svg:x="1.4cm" svg:y="-2.091cm" presentation:class="title" presentation:user-transformed="true">
          <draw:text-box>
            <text:p>Thank You!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References</text:p>
                <text:list>
                  <text:list-item>
                    <text:p>[1]</text:p>
                  </text:list-item>
                  <text:list-item>
                    <text:p>[2]</text:p>
                  </text:list-item>
                  <text:list-item>
                    <text:p>[...]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up Slid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You can put backup slides with further details for answering purpo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rther tip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Use the logos of the institution you work/come from.</text:p>
              </text:list-item>
              <text:list-item>
                <text:p>Be careful with graphics and colors and thin lines! Test them in a projector before.</text:p>
              </text:list-item>
              <text:list-item>
                <text:p>Texts should be big enough to let people sit in the last row see it, so walk 3 steps from the computer and see how people will see your presentation in terms of font size.</text:p>
              </text:list-item>
              <text:list-item>
                <text:p>Do not use powerpoint or impress to present, but a PDF reader! It is more reliable (you can do the presentation in PPT or ODP, I'm talking about presenting it).</text:p>
              </text:list-item>
              <text:list-item>
                <text:p>Take time preparing you presentation. It is time to show people what you have done and to convince them that you approach is interesting. Make them follow you in such a way that it appears that there is no way except agreeing with you. Be a honest actor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</meta:initial-creator>
    <meta:creation-date>2013-08-01T11:29:10</meta:creation-date>
    <dc:date>2015-09-15T09:13:23.590335000</dc:date>
    <meta:editing-duration>PT2H45M53S</meta:editing-duration>
    <meta:editing-cycles>28</meta:editing-cycles>
    <meta:generator>LibreOffice/4.4.3.2$MacOSX_X86_64 LibreOffice_project/88805f81e9fe61362df02b9941de8e38a9b5fd16</meta:generator>
    <meta:document-statistic meta:object-count="74"/>
  </office:meta>
</office:document-meta>
</file>